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Footnote">
      <style:text-properties style:font-name="Liberation Sans" officeooo:paragraph-rsid="1015e93a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671814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cd4bf5"/>
    </style:style>
    <style:style style:name="P68" style:family="paragraph" style:parent-style-name="Footnote">
      <style:text-properties officeooo:paragraph-rsid="0f025efd"/>
    </style:style>
    <style:style style:name="P69" style:family="paragraph" style:parent-style-name="Standard">
      <style:text-properties officeooo:paragraph-rsid="0f0649dd"/>
    </style:style>
    <style:style style:name="P70" style:family="paragraph" style:parent-style-name="Footnote">
      <style:text-properties officeooo:paragraph-rsid="0f140c00"/>
    </style:style>
    <style:style style:name="P71" style:family="paragraph" style:parent-style-name="Standard">
      <style:text-properties officeooo:paragraph-rsid="0f466349"/>
    </style:style>
    <style:style style:name="P72" style:family="paragraph" style:parent-style-name="Footnote">
      <style:text-properties officeooo:paragraph-rsid="0f12f362"/>
    </style:style>
    <style:style style:name="P73" style:family="paragraph" style:parent-style-name="Footnote">
      <style:text-properties officeooo:paragraph-rsid="0f051f9f"/>
    </style:style>
    <style:style style:name="P74" style:family="paragraph" style:parent-style-name="Standard">
      <style:text-properties officeooo:paragraph-rsid="0f99f892"/>
    </style:style>
    <style:style style:name="P75" style:family="paragraph" style:parent-style-name="Standard">
      <style:text-properties officeooo:paragraph-rsid="0fb98046"/>
    </style:style>
    <style:style style:name="P76" style:family="paragraph" style:parent-style-name="Standard">
      <style:text-properties officeooo:paragraph-rsid="0fc931f5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fc3b2a9"/>
    </style:style>
    <style:style style:name="P81" style:family="paragraph" style:parent-style-name="Standard">
      <style:paragraph-properties fo:text-align="center" style:justify-single-word="false"/>
      <style:text-properties officeooo:paragraph-rsid="0fb98046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1431c5"/>
    </style:style>
    <style:style style:name="P90" style:family="paragraph" style:parent-style-name="Standard">
      <style:text-properties officeooo:rsid="0fde3dbd" officeooo:paragraph-rsid="0fde3dbd"/>
    </style:style>
    <style:style style:name="P91" style:family="paragraph" style:parent-style-name="Standard">
      <style:text-properties officeooo:paragraph-rsid="0fcd2b2a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e0463fc"/>
    </style:style>
    <style:style style:name="P94" style:family="paragraph" style:parent-style-name="Standard">
      <style:text-properties officeooo:paragraph-rsid="0e2a40f4"/>
    </style:style>
    <style:style style:name="P95" style:family="paragraph" style:parent-style-name="Standard">
      <style:text-properties officeooo:paragraph-rsid="0fc57c5b"/>
    </style:style>
    <style:style style:name="P96" style:family="paragraph" style:parent-style-name="Standard">
      <style:text-properties officeooo:paragraph-rsid="0ff5414a"/>
    </style:style>
    <style:style style:name="P97" style:family="paragraph" style:parent-style-name="Standard">
      <style:text-properties officeooo:paragraph-rsid="0ff55d50"/>
    </style:style>
    <style:style style:name="P98" style:family="paragraph" style:parent-style-name="Standard">
      <style:text-properties officeooo:paragraph-rsid="100a8329"/>
    </style:style>
    <style:style style:name="P99" style:family="paragraph" style:parent-style-name="Footnote">
      <style:text-properties officeooo:paragraph-rsid="100fdbd8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>
      <style:paragraph-properties fo:text-align="center" style:justify-single-word="false"/>
      <style:text-properties officeooo:paragraph-rsid="0fd58c4e"/>
    </style:style>
    <style:style style:name="P107" style:family="paragraph" style:parent-style-name="Standard">
      <style:paragraph-properties fo:text-align="center" style:justify-single-word="false"/>
      <style:text-properties officeooo:paragraph-rsid="0e0bda5c"/>
    </style:style>
    <style:style style:name="P108" style:family="paragraph" style:parent-style-name="Standard">
      <style:paragraph-properties fo:text-align="center" style:justify-single-word="false"/>
      <style:text-properties officeooo:paragraph-rsid="10178c94"/>
    </style:style>
    <style:style style:name="P109" style:family="paragraph" style:parent-style-name="Standard">
      <style:text-properties officeooo:paragraph-rsid="0e0463fc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style:font-size-asian="12pt" style:font-size-complex="12pt"/>
    </style:style>
    <style:style style:name="T2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6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style:use-window-font-color="true" loext:opacity="0%" style:font-name="Liberation Sans" officeooo:rsid="047da547"/>
    </style:style>
    <style:style style:name="T2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style:font-size-asian="12pt" style:font-size-complex="12pt"/>
    </style:style>
    <style:style style:name="T316" style:family="text">
      <style:text-properties style:use-window-font-color="true" loext:opacity="0%" style:font-name="Liberation Sans" officeooo:rsid="0efd8e5c"/>
    </style:style>
    <style:style style:name="T31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officeooo:rsid="04473353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officeooo:rsid="0aace3cd"/>
    </style:style>
    <style:style style:name="T322" style:family="text">
      <style:text-properties fo:font-size="10pt" officeooo:rsid="04473353" style:font-size-asian="10pt" style:font-size-complex="10pt"/>
    </style:style>
    <style:style style:name="T32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7" style:family="text">
      <style:text-properties officeooo:rsid="0f0ca65a"/>
    </style:style>
    <style:style style:name="T338" style:family="text">
      <style:text-properties style:font-name="Liberation Mono" fo:font-size="11pt" style:font-size-asian="11pt" style:font-size-complex="11pt"/>
    </style:style>
    <style:style style:name="T339" style:family="text">
      <style:text-properties officeooo:rsid="0fdff8ab"/>
    </style:style>
    <style:style style:name="T340" style:family="text">
      <style:text-properties fo:font-weight="normal" style:font-weight-asian="normal" style:font-weight-complex="normal"/>
    </style:style>
    <style:style style:name="T341" style:family="text">
      <style:text-properties officeooo:rsid="0f95a7a0"/>
    </style:style>
    <style:style style:name="T342" style:family="text">
      <style:text-properties officeooo:rsid="0f8f58bd"/>
    </style:style>
    <style:style style:name="T343" style:family="text">
      <style:text-properties officeooo:rsid="0e5635a7"/>
    </style:style>
    <style:style style:name="T344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T222">C</text:span><text:span text:style-name="T221">hecklist voor </text:span><text:span text:style-name="T223">de installatie</text:span><text:span text:style-name="T221"> van </text:span><text:span text:style-name="T221"><text:user-field-get text:name="Distro">Debian</text:user-field-get></text:span><text:span text:style-name="T224"><text:s/></text:span><text:span text:style-name="T224"><text:user-field-get text:name="Version">12</text:user-field-get></text:span><text:span text:style-name="Strong_20_Emphasis"><text:span text:style-name="T256"><text:s/></text:span></text:span><text:span text:style-name="Strong_20_Emphasis"><text:span text:style-name="T257">LTS</text:span></text:span><text:span text:style-name="T225"><text:note text:id="ftn1" text:note-class="footnote"><text:note-citation>1</text:note-citation><text:note-body><text:p text:style-name="P26"><text:span text:style-name="T263">LTS</text:span><text:span text:style-name="T269"> </text:span><text:span text:style-name="T270">staat voor</text:span><text:span text:style-name="T271"> </text:span><text:span text:style-name="T263">Long-Term Support, langetermijnondersteuning, </text:span><text:span text:style-name="T272">en </text:span><text:span text:style-name="T274">d</text:span><text:span text:style-name="T272">eze </text:span><text:span text:style-name="T278"><text:user-field-get text:name="Distro">Debian</text:user-field-get></text:span><text:span text:style-name="T279"><text:s/></text:span><text:span text:style-name="T279"><text:user-field-get text:name="Version">12</text:user-field-get></text:span><text:span text:style-name="Strong_20_Emphasis"><text:span text:style-name="T258"><text:s/></text:span></text:span><text:span text:style-name="T272">LTS </text:span><text:span text:style-name="T280"><text:user-field-get text:name="Edition">Desktop</text:user-field-get></text:span><text:span text:style-name="T281"><text:s/></text:span><text:span text:style-name="T275">(codenaam </text:span><text:span text:style-name="T277">bookworm</text:span><text:span text:style-name="T275">) </text:span><text:span text:style-name="T270">van</text:span><text:span text:style-name="T273"> </text:span><text:span text:style-name="T277">juni</text:span><text:span text:style-name="T266"> </text:span><text:span text:style-name="Strong_20_Emphasis"><text:span text:style-name="T166"><text:user-field-get text:name="Releaseyear">2023</text:user-field-get></text:span></text:span><text:span text:style-name="T266"><text:s/></text:span><text:span text:style-name="T263">wordt </text:span><text:span text:style-name="T267">vijf</text:span><text:span text:style-name="T263"> jaar onder</text:span><text:span text:style-name="T276">steund</text:span><text:span text:style-name="T268"> </text:span><text:span text:style-name="T263">tot </text:span><text:span text:style-name="T277">juni</text:span><text:span text:style-name="T264"> </text:span><text:span text:style-name="T263">202</text:span><text:span text:style-name="T277">8</text:span><text:span text:style-name="T265">.</text:span></text:p></text:note-body></text:note></text:span><text:span text:style-name="T226"> </text:span><text:span text:style-name="T226"><text:user-field-get text:name="Edition">Desktop</text:user-field-get></text:span><text:span text:style-name="T227">.</text:span></text:p>
      <text:p text:style-name="P43"/>
      <text:p text:style-name="P42"><text:span text:style-name="T19">Vul </text:span><text:span text:style-name="T20">achter</text:span><text:span text:style-name="T13"> de </text:span><text:span text:style-name="Definition"><text:span text:style-name="T337">ONDERSTREEPTE</text:span></text:span><text:span text:style-name="T1"> </text:span><text:span text:style-name="T14">woorden</text:span><text:span text:style-name="T13"> het</text:span><text:span text:style-name="Strong_20_Emphasis"><text:span text:style-name="T336"> </text:span></text:span><text:span text:style-name="Strong_20_Emphasis"><text:span text:style-name="T335">tekstvak</text:span></text:span><text:span text:style-name="T14"> </text:span><text:span text:style-name="T19">in,</text:span><text:span text:style-name="T14"> </text:span><text:span text:style-name="T282">zie </text:span><text:span text:style-name="T316">[</text:span><text:span text:style-name="T282">toelichting</text:span><text:span text:style-name="T316">]</text:span><text:span text:style-name="T14">:</text:span></text:p>
      <text:p text:style-name="P32"><text:span text:style-name="Definition"><text:span text:style-name="T284">g</text:span></text:span><text:span text:style-name="Definition"><text:span text:style-name="T283">ebruiker</text:span></text:span><text:span text:style-name="T288"><text:tab/><text:tab/></text:span><text:span text:style-name="T315"> <text:tab/><text:tab/></text:span><draw:control text:anchor-type="as-char" svg:y="-0.429cm" draw:z-index="7" draw:name="Gebruiker" draw:style-name="gr2" draw:text-style-name="P111" svg:width="6.002cm" svg:height="0.6cm" draw:control="control8"><svg:title>Gebruiker</svg:title><svg:desc>Volledige naam, bijv. Jan Stek</svg:desc></draw:control><text:span text:style-name="T289"><text:tab/></text:span><text:span text:style-name="T290">[</text:span><text:span text:style-name="T285">volledige naam, bijv. </text:span><text:span text:style-name="T312">J</text:span><text:span text:style-name="T313">a</text:span><text:span text:style-name="T312">n </text:span><text:span text:style-name="T313">Jansen</text:span><text:span text:style-name="T314">]</text:span></text:p>
      <text:p text:style-name="Standard"><text:span text:style-name="Definition"><text:span text:style-name="T284">g</text:span></text:span><text:span text:style-name="Definition">ebruikersnaam</text:span><text:span text:style-name="T283"><text:tab/></text:span><text:span text:style-name="T283"><draw:control text:anchor-type="as-char" svg:y="-0.429cm" draw:z-index="8" draw:name="Gberuikersnaam" draw:style-name="gr2" draw:text-style-name="P111" svg:width="6.002cm" svg:height="0.6cm" draw:control="control9"><svg:title>Gebruikersnaam</svg:title><svg:desc>Korte naam, bijv. jan</svg:desc></draw:control></text:span><text:span text:style-name="T283"><text:tab/></text:span><text:span text:style-name="T7">[</text:span><text:span text:style-name="T6">korte naam, bijv. </text:span><text:span text:style-name="T246">j</text:span><text:span text:style-name="T247">a</text:span><text:span text:style-name="T246">n</text:span><text:span text:style-name="T248">]</text:span></text:p>
      <text:p text:style-name="P28"><text:span text:style-name="Definition"><text:span text:style-name="T292">c</text:span></text:span><text:span text:style-name="Definition">omputernaam</text:span><text:span text:style-name="T291"><text:tab/><text:tab/></text:span><text:span text:style-name="T289"><draw:control text:anchor-type="as-char" svg:y="-0.429cm" draw:z-index="9" draw:name="Computernaam" draw:style-name="gr2" draw:text-style-name="P111" svg:width="6.002cm" svg:height="0.6cm" draw:control="control10"><svg:title>Computernaam</svg:title><svg:desc>Unieke naam van de computer</svg:desc></draw:control></text:span><text:span text:style-name="T289"><text:tab/></text:span><text:span text:style-name="T300">[</text:span><text:span text:style-name="T296">naam van de compute</text:span><text:span text:style-name="T297">r, </text:span><text:span text:style-name="T298">bijv. p</text:span><text:span text:style-name="T299">c02</text:span><text:span text:style-name="T300">]</text:span></text:p>
      <text:p text:style-name="P28"><text:span text:style-name="Definition"><text:span text:style-name="T284">o</text:span></text:span><text:span text:style-name="Definition"><text:span text:style-name="T283">pstartmenu</text:span></text:span><text:span text:style-name="T289"><text:tab/><text:tab/><text:tab/></text:span><text:span text:style-name="T289"><draw:control text:anchor-type="as-char" svg:y="-0.429cm" draw:z-index="10" draw:name="Opstartmenu" draw:style-name="gr2" draw:text-style-name="P111" svg:width="6.002cm" svg:height="0.6cm" draw:control="control11"><svg:title>Opstartmenu</svg:title><svg:desc>Toets voor het opstartmenu ("bootmenu")</svg:desc></draw:control></text:span><text:span text:style-name="T289"><text:tab/></text:span><text:span text:style-name="T300">[</text:span><text:span text:style-name="T296">to</text:span><text:span text:style-name="T301">ets voor het opstartmedium</text:span><text:span text:style-name="T302">]</text:span></text:p>
      <text:p text:style-name="P31"><text:span text:style-name="Definition"><text:span text:style-name="T293">i</text:span></text:span><text:span text:style-name="Definition"><text:span text:style-name="T294">nstellingen</text:span></text:span><text:span text:style-name="T295"><text:tab/> <text:tab/><text:tab/></text:span><text:span text:style-name="T295"><draw:control text:anchor-type="as-char" svg:y="-0.429cm" draw:z-index="6" draw:name="Instellingen" draw:style-name="gr2" draw:text-style-name="P111" svg:width="6.002cm" svg:height="0.6cm" draw:control="control7"><svg:title>Instellingen</svg:title><svg:desc>Toets voor het BIOS/UEFI-scherm ("setup")</svg:desc></draw:control></text:span><text:span text:style-name="T295"><text:tab/></text:span><text:span text:style-name="T300">[</text:span><text:span text:style-name="T296">toets voor het UEFI-BIOS-scherm</text:span><text:span text:style-name="T300">]</text:span></text:p>
      <text:p text:style-name="P29"><text:span text:style-name="Definition"><text:span text:style-name="T305">g</text:span></text:span><text:span text:style-name="Definition"><text:span text:style-name="T304">ebruiker</text:span></text:span><text:span text:style-name="Definition"><text:span text:style-name="T306">2</text:span></text:span><text:span text:style-name="T303"><text:tab/></text:span><text:span text:style-name="T315"> <text:tab/><text:tab/></text:span><text:span text:style-name="T289"><draw:control text:anchor-type="as-char" svg:y="-0.429cm" draw:z-index="16" draw:name="Gebruiker 1" draw:style-name="gr2" draw:text-style-name="P111" svg:width="6.002cm" svg:height="0.6cm" draw:control="control17"><svg:title>Gebruiker</svg:title><svg:desc>Volledige naam, bijv. Jan Stek</svg:desc></draw:control></text:span><text:span text:style-name="T289"><text:tab/></text:span><text:span text:style-name="T290">[</text:span><text:span text:style-name="T285">volledige naam </text:span><text:span text:style-name="T286">evt. 2</text:span><text:span text:style-name="T317">e</text:span><text:span text:style-name="T286"> gebruiker</text:span><text:span text:style-name="T287">]</text:span></text:p>
      <text:p text:style-name="P67"><text:span text:style-name="Definition"><text:span text:style-name="T305">g</text:span></text:span><text:span text:style-name="Definition"><text:span text:style-name="T304">ebruikersnaam</text:span></text:span><text:span text:style-name="Definition"><text:span text:style-name="T306">2</text:span></text:span><text:span text:style-name="T304"><text:tab/></text:span><text:span text:style-name="T283"><draw:control text:anchor-type="as-char" svg:y="-0.429cm" draw:z-index="17" draw:name="Gberuikersnaam 1" draw:style-name="gr2" draw:text-style-name="P111" svg:width="6.002cm" svg:height="0.6cm" draw:control="control18"><svg:title>Gebruikersnaam</svg:title><svg:desc>Korte naam, bijv. jan</svg:desc></draw:control></text:span><text:span text:style-name="T283"><text:tab/></text:span><text:span text:style-name="T308">[</text:span><text:span text:style-name="T307">korte naam</text:span><text:span text:style-name="T309"> </text:span><text:span text:style-name="T310">evt. 2</text:span><text:span text:style-name="T318">e</text:span><text:span text:style-name="T310"> gebruiker</text:span><text:span text:style-name="T311">]</text:span></text:p>
      <text:p text:style-name="P33"><text:span text:style-name="T232">Vervang </text:span><text:span text:style-name="T237">de</text:span><text:span text:style-name="T232"> </text:span><text:span text:style-name="Definition"><text:span text:style-name="T22">ONDERSTREEPTE</text:span></text:span><text:span text:style-name="T232"> </text:span><text:span text:style-name="T233">woorden </text:span><text:span text:style-name="T232">in deze checklist door </text:span><text:span text:style-name="T237">d</text:span><text:span text:style-name="T239">i</text:span><text:span text:style-name="T237">e </text:span><text:span text:style-name="T238">in </text:span><text:span text:style-name="T239">het</text:span><text:span text:style-name="Strong_20_Emphasis"><text:span text:style-name="T54"> </text:span></text:span><text:span text:style-name="Strong_20_Emphasis"><text:span text:style-name="T85">tekstvak</text:span></text:span><text:span text:style-name="T232">.</text:span></text:p>
      <text:p text:style-name="P36"/>
      <text:p text:style-name="P36"/>
      <text:p text:style-name="P30"><text:span text:style-name="T244">Nog niet op Linux?</text:span><text:span text:style-name="T234"><text:tab/></text:span><text:span text:style-name="T240"><text:tab/></text:span><text:span text:style-name="T241">G</text:span><text:span text:style-name="T231">ebruik </text:span><text:span text:style-name="Strong_20_Emphasis"><text:span text:style-name="T245">Checklist migratie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5"> onder </text:span><text:span text:style-name="T243">Linux</text:span><text:span text:style-name="T236">.</text:span></text:p>
      <text:p text:style-name="P22"><text:span text:style-name="T219">Nieuwe installatie?</text:span><text:span text:style-name="T214"><text:tab/></text:span><text:span text:style-name="T216"></text:span><text:span text:style-name="T218"><text:tab/></text:span><text:span text:style-name="T217">B</text:span><text:span text:style-name="T214">egin bij hoofdstuk </text:span><text:span text:style-name="T219"><text:bookmark-ref text:reference-format="page" text:ref-name="__RefNumPara__4009_1271708128">2</text:bookmark-ref></text:span><text:span text:style-name="T219"><text:s text:c="2"/></text:span><text:span text:style-name="T220"><text:bookmark-ref text:reference-format="text" text:ref-name="__RefNumPara__4009_1271708128">Installatie uitvoeren</text:bookmark-ref></text:span><text:span text:style-name="T215">.</text:span></text:p>
      <text:p text:style-name="P34"><text:span text:style-name="Strong_20_Emphasis"><text:span text:style-name="T242"/></text:span></text:p>
      <text:p text:style-name="P34"><text:span text:style-name="Strong_20_Emphasis"><text:span text:style-name="T242"/></text:span></text:p>
      <text:list xml:id="list406332517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19" draw:name="Vorm 2" draw:style-name="gr1" draw:text-style-name="P110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3"><text:span text:style-name="T180">E</text:span><text:span text:style-name="T183">v</text:span><text:span text:style-name="T184">en</text:span><text:span text:style-name="T186">t</text:span><text:span text:style-name="T187">uele </text:span><text:span text:style-name="T188">extra </text:span><text:span text:style-name="Definition"><text:span text:style-name="T323">gebruiker</text:span></text:span><text:span text:style-name="T188">s aanmelden </text:span><text:span text:style-name="T189">en dezelfde stappen uitvoeren</text:span><text:span text:style-name="T185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11" draw:name="Vorm4" draw:style-name="gr1" draw:text-style-name="P11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20" draw:name="Vorm 3" draw:style-name="gr1" draw:text-style-name="P110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49">Installeer 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72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05">) </text:span></text:span>voor het installeren en beheren van Debian en op Debian gebaseerd systeem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7"><text:span text:style-name="Strong_20_Emphasis"><text:span text:style-name="T92">T</text:span></text:span><text:span text:style-name="Strong_20_Emphasis"><text:span text:style-name="T55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54">ruk op de </text:span></text:span><text:span text:style-name="Strong_20_Emphasis"><text:span text:style-name="T66">Super</text:span></text:span><text:span text:style-name="Strong_20_Emphasis"><text:span text:style-name="T54">-toets</text:span></text:span><text:span text:style-name="Strong_20_Emphasis"><text:span text:style-name="T54"><text:note text:id="ftn4" text:note-class="footnote"><text:note-citation>4</text:note-citation><text:note-body><text:p text:style-name="P24"><text:span text:style-name="T228">De </text:span><text:span text:style-name="T229">Super</text:span><text:span text:style-name="T228">-toets is de Windows-toets, Command-toets </text:span><text:span text:style-name="T230">(Apple)</text:span><text:span text:style-name="T228">, of Vergrootglas-toets </text:span><text:span text:style-name="T230">(Chromebook)</text:span><text:span text:style-name="T228">.</text:span></text:p></text:note-body></text:note></text:span></text:span><text:span text:style-name="Strong_20_Emphasis"><text:span text:style-name="T53"> </text:span></text:span><text:span text:style-name="Strong_20_Emphasis"><text:span text:style-name="T92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09">Terminalvenster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0">, of </text:span></text:span><text:span text:style-name="Strong_20_Emphasis"><text:span text:style-name="T56">kopieer en plak, de</text:span></text:span><text:span text:style-name="Strong_20_Emphasis"><text:span text:style-name="T61">z</text:span></text:span><text:span text:style-name="Strong_20_Emphasis"><text:span text:style-name="T56">e </text:span></text:span><text:span text:style-name="Strong_20_Emphasis"><text:span text:style-name="T62">drie </text:span></text:span><text:span text:style-name="Strong_20_Emphasis"><text:span text:style-name="T56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96"><draw:control text:anchor-type="as-char" draw:z-index="21" draw:name="Vorm 6" draw:style-name="gr1" draw:text-style-name="P110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3">Bereid de installatie voor</text:span></text:span><text:span text:style-name="Strong_20_Emphasis"><text:span text:style-name="T5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7"><text:span text:style-name="Strong_20_Emphasis"><text:span text:style-name="T55">T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 </text:span></text:span><text:span text:style-name="Strong_20_Emphasis"><text:span text:style-name="T91">als nodig) </text:span></text:span><text:span text:style-name="Strong_20_Emphasis"><text:span text:style-name="T6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</text:span></text:span><text:span text:style-name="Strong_20_Emphasis"><text:span text:style-name="T97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3" office:value-type="string">
            <text:p text:style-name="P75"><text:span text:style-name="Strong_20_Emphasis"><text:span text:style-name="T68">K</text:span></text:span><text:span text:style-name="Strong_20_Emphasis"><text:span text:style-name="T69">ie</text:span></text:span><text:span text:style-name="Strong_20_Emphasis"><text:span text:style-name="T70">s</text:span></text:span><text:span text:style-name="Strong_20_Emphasis"><text:span text:style-name="T64"> </text:span></text:span><text:span text:style-name="Strong_20_Emphasis"><text:span text:style-name="T129">1</text:span></text:span><text:span text:style-name="Strong_20_Emphasis"><text:span text:style-name="T130"> -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0"/>
      <text:list xml:id="list153612954149442" text:continue-numbering="true" text:style-name="L1">
        <text:list-item>
          <text:p text:style-name="P103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6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8"><text:span text:style-name="T259">Start de computer op vanaf </text:span><text:span text:style-name="T260">een </text:span><text:span text:style-name="T252"><text:user-field-get text:name="Distro">Debian</text:user-field-get></text:span><text:span text:style-name="T253"><text:s/></text:span><text:span text:style-name="T253"><text:user-field-get text:name="Version">12</text:user-field-get></text:span><text:span text:style-name="Strong_20_Emphasis"><text:span text:style-name="T250"><text:s/></text:span></text:span><text:span text:style-name="Strong_20_Emphasis"><text:span text:style-name="T255">LTS </text:span></text:span><text:span text:style-name="Strong_20_Emphasis"><text:span text:style-name="T254"><text:user-field-get text:name="Edition">Desktop</text:user-field-get></text:span></text:span><text:span text:style-name="Strong_20_Emphasis"><text:span text:style-name="T254"><text:s/></text:span></text:span><text:span text:style-name="T261">Live</text:span><text:span text:style-name="T143"><text:note text:id="ftn5" text:note-class="footnote"><text:note-citation>1</text:note-citation><text:note-body><text:p text:style-name="P27"><text:span text:style-name="T319">Vanaf een </text:span><text:span text:style-name="T341">L</text:span><text:span text:style-name="T319">ive </text:span><text:span text:style-name="T342">USB</text:span><text:span text:style-name="T321">-stick </text:span><text:span text:style-name="T343">(</text:span><text:span text:style-name="T321">of </text:span><text:span text:style-name="T342">DVD</text:span><text:span text:style-name="T343">)</text:span><text:span text:style-name="T344"> </text:span><text:span text:style-name="T319">kunt u opstarten en </text:span><text:span text:style-name="T322">met </text:span><text:span text:style-name="Strong_20_Emphasis"><text:span text:style-name="T262"><text:user-field-get text:name="Distro">Debian</text:user-field-get></text:span></text:span><text:span text:style-name="Strong_20_Emphasis"><text:span text:style-name="T262"><text:s/></text:span></text:span><text:span text:style-name="T319">werken zonder enige bestanden op de harde schijf te wijzigen en maakt ook installatie van </text:span><text:span text:style-name="Strong_20_Emphasis"><text:span text:style-name="T262"><text:user-field-get text:name="Distro">Debian</text:user-field-get></text:span></text:span><text:span text:style-name="Strong_20_Emphasis"><text:span text:style-name="T262"><text:s/></text:span></text:span><text:span text:style-name="T319">mogelijk.</text:span></text:p></text:note-body></text:note></text:span><text:span text:style-name="T142"> </text:span><text:span text:style-name="T149">USB</text:span><text:span text:style-name="T144">-stick</text:span><text:span text:style-name="T144"><text:note text:id="ftn6" text:note-class="footnote"><text:note-citation>2</text:note-citation><text:note-body><text:p text:style-name="P99"><text:span text:style-name="Strong_20_Emphasis"><text:span text:style-name="T165">In een grafische werkomgeving:<text:line-break/></text:span></text:span><text:span text:style-name="T15">D</text:span><text:span text:style-name="Strong_20_Emphasis"><text:span text:style-name="T152">ow</text:span></text:span><text:span text:style-name="Strong_20_Emphasis"><text:span text:style-name="T153">nload </text:span></text:span><text:span text:style-name="Strong_20_Emphasis"><text:span text:style-name="T150">e</text:span></text:span><text:span text:style-name="Strong_20_Emphasis"><text:span text:style-name="T154">e</text:span></text:span><text:span text:style-name="Strong_20_Emphasis"><text:span text:style-name="T155">n</text:span></text:span><text:span text:style-name="Strong_20_Emphasis"><text:span text:style-name="T179"> </text:span></text:span><text:span text:style-name="Strong_20_Emphasis"><text:span text:style-name="T208">cd</text:span></text:span><text:span text:style-name="Strong_20_Emphasis"><text:span text:style-name="T202">-beeldbestand</text:span></text:span><text:span text:style-name="Strong_20_Emphasis"><text:span text:style-name="T153"> </text:span></text:span><text:span text:style-name="Strong_20_Emphasis"><text:span text:style-name="T163">(.iso) </text:span></text:span><text:span text:style-name="Strong_20_Emphasis"><text:span text:style-name="T156">v</text:span></text:span><text:span text:style-name="Strong_20_Emphasis"><text:span text:style-name="T157">anaf</text:span></text:span><text:span text:style-name="Strong_20_Emphasis"><text:span text:style-name="T158"> </text:span></text:span><text:a xlink:type="simple" xlink:href="https://www.debian.org/CD/live/" text:style-name="Internet_20_link" text:visited-style-name="Visited_20_Internet_20_Link"><text:span text:style-name="Strong_20_Emphasis"><text:span text:style-name="T324">debian.org/cd/live</text:span></text:span></text:a><text:span text:style-name="Strong_20_Emphasis"><text:span text:style-name="T158">, </text:span></text:span><text:span text:style-name="Strong_20_Emphasis"><text:span text:style-name="T164">klik onder </text:span></text:span><text:span text:style-name="Strong_20_Emphasis"><text:span text:style-name="T170">DVD/USB</text:span></text:span><text:span text:style-name="Strong_20_Emphasis"><text:span text:style-name="T164"> op </text:span></text:span><text:span text:style-name="Strong_20_Emphasis"><text:span text:style-name="T170">amd64</text:span></text:span><text:span text:style-name="Strong_20_Emphasis"><text:span text:style-name="T164">.</text:span></text:span><text:span text:style-name="Strong_20_Emphasis"><text:span text:style-name="T158"><text:line-break/></text:span></text:span><text:span text:style-name="Strong_20_Emphasis"><text:span text:style-name="T161">K</text:span></text:span><text:span text:style-name="Strong_20_Emphasis"><text:span text:style-name="T162">lik op</text:span></text:span><text:span text:style-name="Strong_20_Emphasis"><text:span text:style-name="T159"> </text:span></text:span><text:span text:style-name="T167">debian-live-1</text:span><text:span text:style-name="T170">2</text:span><text:span text:style-name="T167">.</text:span><text:span text:style-name="T171">x</text:span><text:span text:style-name="T167">.</text:span><text:span text:style-name="T171">y</text:span><text:span text:style-name="T168">-</text:span><text:span text:style-name="T167">amd64-</text:span><text:span text:style-name="T168">gnome</text:span><text:span text:style-name="T169">.iso</text:span><text:span text:style-name="Strong_20_Emphasis"><text:span text:style-name="T153">.<text:line-break/></text:span></text:span><text:span text:style-name="Strong_20_Emphasis"><text:span text:style-name="T160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8"><text:span text:style-name="T15"><text:tab/></text:span><text:span text:style-name="Strong_20_Emphasis"><text:span text:style-name="T190">Zoek</text:span></text:span><text:span text:style-name="Strong_20_Emphasis"><text:span text:style-name="T191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91"> en klik op het pictogram van</text:span></text:span><text:span text:style-name="Strong_20_Emphasis"><text:span text:style-name="T192"> </text:span></text:span><text:span text:style-name="Strong_20_Emphasis"><text:span text:style-name="T213">Schijven</text:span></text:span><text:span text:style-name="Strong_20_Emphasis"><text:span text:style-name="T193">. Selecteer de </text:span></text:span><text:span text:style-name="Strong_20_Emphasis"><text:span text:style-name="T209">usb</text:span></text:span><text:span text:style-name="Strong_20_Emphasis"><text:span text:style-name="T193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93"> </text:span></text:span><text:span text:style-name="Strong_20_Emphasis"><text:span text:style-name="T212">⋮</text:span></text:span><text:span text:style-name="Strong_20_Emphasis"><text:span text:style-name="T193"> (icoontje met de drie puntjes).</text:span></text:span></text:p><text:p text:style-name="P73"><text:span text:style-name="Strong_20_Emphasis"><text:span text:style-name="T193"><text:tab/>Kies </text:span></text:span><text:span text:style-name="Strong_20_Emphasis"><text:span text:style-name="T212">Schijfkopie terugzetten</text:span></text:span><text:span text:style-name="Strong_20_Emphasis"><text:span text:style-name="T193"> en selecteer </text:span></text:span><text:span text:style-name="Strong_20_Emphasis"><text:span text:style-name="T204">het net</text:span></text:span><text:span text:style-name="Strong_20_Emphasis"><text:span text:style-name="T202"> gedownloade </text:span></text:span><text:span text:style-name="Strong_20_Emphasis"><text:span text:style-name="T208">cd</text:span></text:span><text:span text:style-name="Strong_20_Emphasis"><text:span text:style-name="T202">-beeldbestand </text:span></text:span><text:span text:style-name="Strong_20_Emphasis"><text:span text:style-name="T203">(.iso)</text:span></text:span><text:span text:style-name="Strong_20_Emphasis"><text:span text:style-name="T202">.</text:span></text:span></text:p><text:p text:style-name="P68"><text:span text:style-name="Strong_20_Emphasis"><text:span text:style-name="T193"><text:tab/>Klik op </text:span></text:span><text:span text:style-name="Strong_20_Emphasis"><text:span text:style-name="T212">Terugzetten starten</text:span></text:span><text:span text:style-name="Strong_20_Emphasis"><text:span text:style-name="T193"> en vervolgens op </text:span></text:span><text:span text:style-name="Strong_20_Emphasis"><text:span text:style-name="T212">Terugzetten</text:span></text:span><text:span text:style-name="Strong_20_Emphasis"><text:span text:style-name="T194">.<text:line-break/></text:span></text:span><text:span text:style-name="Strong_20_Emphasis"><text:span text:style-name="T206">O</text:span></text:span><text:span text:style-name="Strong_20_Emphasis"><text:span text:style-name="T195">f </text:span></text:span><text:span text:style-name="Strong_20_Emphasis"><text:span text:style-name="T196">gebruik </text:span></text:span><text:span text:style-name="Strong_20_Emphasis"><text:span text:style-name="T197">het programma </text:span></text:span><text:span text:style-name="Strong_20_Emphasis"><text:span text:style-name="T181">Etche</text:span></text:span><text:span text:style-name="Strong_20_Emphasis"><text:span text:style-name="T182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198">) </text:span></text:span><text:span text:style-name="Strong_20_Emphasis"><text:span text:style-name="T207">dat </text:span></text:span><text:span text:style-name="Strong_20_Emphasis"><text:span text:style-name="T195">beschikbaar </text:span></text:span><text:span text:style-name="Strong_20_Emphasis"><text:span text:style-name="T207">is </text:span></text:span><text:span text:style-name="Strong_20_Emphasis"><text:span text:style-name="T195">voor </text:span></text:span><text:span text:style-name="Strong_20_Emphasis"><text:span text:style-name="T193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197">Linux</text:span></text:span><text:span text:style-name="Strong_20_Emphasis"><text:span text:style-name="T201">.</text:span></text:span></text:p></text:note-body></text:note></text:span><text:span text:style-name="T142"> </text:span><text:span text:style-name="T147">of </text:span><text:span text:style-name="T149">DVD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95"><text:span text:style-name="T145">Opstart/</text:span><text:span text:style-name="T146">bootmenu</text:span><text:span text:style-name="T145"> </text:span><text:span text:style-name="T142">via </text:span><text:span text:style-name="Definition"><text:span text:style-name="T5">opstartmenu</text:span></text:span><text:span text:style-name="T142"> </text:span><text:span text:style-name="T148">en </text:span><text:span text:style-name="T145">instellingen/</text:span><text:span text:style-name="T146">setup</text:span><text:span text:style-name="T142"> via </text:span><text:span text:style-name="Definition"><text:span text:style-name="T5">instellinge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49"/></text:span></text:p>
          </table:table-cell>
          <table:table-cell table:style-name="_32_._5f_Installatie_5f_uitvoeren.C3" office:value-type="string">
            <text:p text:style-name="P49"><text:span text:style-name="Strong_20_Emphasis"><text:span text:style-name="T102">D</text:span></text:span><text:span text:style-name="Strong_20_Emphasis"><text:span text:style-name="T99">ruk op de </text:span></text:span><text:span text:style-name="Strong_20_Emphasis"><text:span text:style-name="T100">Enter</text:span></text:span><text:span text:style-name="Strong_20_Emphasis"><text:span text:style-name="T99">-toets </text:span></text:span><text:span text:style-name="Strong_20_Emphasis"><text:span text:style-name="T102">(</text:span></text:span><text:span text:style-name="Strong_20_Emphasis"><text:span text:style-name="T118">Live </text:span></text:span><text:span text:style-name="Strong_20_Emphasis"><text:span text:style-name="T119">system (amd64)</text:span></text:span><text:span text:style-name="Strong_20_Emphasis"><text:span text:style-name="T10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9"><text:span text:style-name="Strong_20_Emphasis"><text:span text:style-name="T96"><draw:control text:anchor-type="as-char" draw:z-index="26" draw:name="Vorm13_ 2" draw:style-name="gr1" draw:text-style-name="P110" svg:width="0.35cm" svg:height="0.35cm" draw:control="control27"/></text:span></text:span></text:p>
          </table:table-cell>
          <table:table-cell table:style-name="_32_._5f_Installatie_5f_uitvoeren.C5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6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6"><draw:control text:anchor-type="as-char" draw:z-index="13" draw:name="Vorm13_1" draw:style-name="gr1" draw:text-style-name="P110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4"><text:span text:style-name="Strong_20_Emphasis"><text:span text:style-name="T41">Start de installatie</text:span></text:span><text:span text:style-name="Strong_20_Emphasis"><text:span text:style-name="T104"> </text:span></text:span><text:span text:style-name="Strong_20_Emphasis"><text:span text:style-name="T51">via </text:span></text:span><text:span text:style-name="Strong_20_Emphasis"><text:span text:style-name="T53">een </text:span></text:span><text:span text:style-name="Strong_20_Emphasis"><text:span text:style-name="T73">klik op </text:span></text:span><text:span text:style-name="Strong_20_Emphasis"><text:span text:style-name="T112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13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8" office:value-type="string">
            <text:p text:style-name="P90"><text:span text:style-name="T339">Indien</text:span> gevraagd, typ wachtwoord <text:span text:style-name="T338">live</text:span>.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9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4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96"><draw:control text:anchor-type="as-char" draw:z-index="18" draw:name="Vorm13_ 1" draw:style-name="gr1" draw:text-style-name="P110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3"><text:span text:style-name="Strong_20_Emphasis"><text:span text:style-name="T41">Bij </text:span></text:span><text:span text:style-name="Strong_20_Emphasis"><text:span text:style-name="T120">Welcome</text:span></text:span><text:span text:style-name="Strong_20_Emphasis"><text:span text:style-name="T41"> kies </text:span></text:span><text:span text:style-name="Strong_20_Emphasis"><text:span text:style-name="T120">Nederlands</text:span></text:span><text:span text:style-name="Strong_20_Emphasis"><text:span text:style-name="T41"> en klik op </text:span></text:span><text:span text:style-name="Strong_20_Emphasis"><text:span text:style-name="T12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2" office:value-type="string">
            <text:p text:style-name="P9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108"><text:span text:style-name="Strong_20_Emphasis"><text:span text:style-name="T96"><draw:control text:anchor-type="as-char" draw:z-index="27" draw:name="Vorm13_ 3" draw:style-name="gr1" draw:text-style-name="P110" svg:width="0.35cm" svg:height="0.35cm" draw:control="control28"/></text:span></text:span></text:p>
          </table:table-cell>
          <table:table-cell table:style-name="_32_._5f_Installatie_5f_uitvoeren.C14" office:value-type="string">
            <text:p text:style-name="P20">Bij <text:span text:style-name="T320">Locatie</text:span> kies bij <text:span text:style-name="T320">Regio</text:span> voor <text:span text:style-name="T320">Europa</text:span> en klik op <text:span text:style-name="T320">Volgende</text:span>.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4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108"><text:span text:style-name="Strong_20_Emphasis"><text:span text:style-name="T96"><draw:control text:anchor-type="as-char" draw:z-index="28" draw:name="Vorm13_ 4" draw:style-name="gr1" draw:text-style-name="P110" svg:width="0.35cm" svg:height="0.35cm" draw:control="control29"/></text:span></text:span></text:p>
          </table:table-cell>
          <table:table-cell table:style-name="_32_._5f_Installatie_5f_uitvoeren.C16" office:value-type="string">
            <text:p text:style-name="P20">Bij <text:span text:style-name="T320">Toetsenbord</text:span> kies <text:span text:style-name="T320">English (US)</text:span> en klik op <text:span text:style-name="T320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96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18" office:value-type="string">
            <text:p text:style-name="P92"><text:span text:style-name="Strong_20_Emphasis"><text:span text:style-name="T101">Bij </text:span></text:span><text:span text:style-name="Strong_20_Emphasis"><text:span text:style-name="T117">Gebruik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9" office:value-type="string">
            <text:p text:style-name="P91"><text:span text:style-name="Strong_20_Emphasis"><text:span text:style-name="T103">V</text:span></text:span><text:span text:style-name="Strong_20_Emphasis"><text:span text:style-name="T101">ul in </text:span></text:span><text:span text:style-name="Strong_20_Emphasis"><text:span text:style-name="T121">Wat is je naam?</text:span></text:span><text:span text:style-name="Strong_20_Emphasis"><text:span text:style-name="T43"> </text:span></text:span><text:span text:style-name="Definition"><text:span text:style-name="T9">gebruiker</text:span></text:span><text:span text:style-name="Strong_20_Emphasis"><text:span text:style-name="T94">,</text:span></text:span><text:span text:style-name="Strong_20_Emphasis"><text:span text:style-name="T95"><text:line-break/></text:span></text:span><text:span text:style-name="Strong_20_Emphasis"><text:span text:style-name="T121">Welke naam wil je gebruiken om in te loggen?</text:span></text:span><text:span text:style-name="Strong_20_Emphasis"><text:span text:style-name="T44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1">,<text:line-break/></text:span></text:span><text:span text:style-name="Strong_20_Emphasis"><text:span text:style-name="T122">Wat is de </text:span></text:span><text:span text:style-name="Strong_20_Emphasis"><text:span text:style-name="T121">naam van deze </text:span></text:span><text:span text:style-name="Strong_20_Emphasis"><text:span text:style-name="T122">computer</text:span></text:span><text:span text:style-name="Strong_20_Emphasis"><text:span text:style-name="T45"> </text:span></text:span><text:span text:style-name="Definition"><text:span text:style-name="T9">computernaam</text:span></text:span><text:span text:style-name="Strong_20_Emphasis"><text:span text:style-name="T43">,</text:span></text:span></text:p>
            <text:p text:style-name="P91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23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106">,</text:span></text:span><text:span text:style-name="Strong_20_Emphasis"><text:span text:style-name="T43"> </text:span></text:span><text:span text:style-name="Strong_20_Emphasis"><text:span text:style-name="T47">en </text:span></text:span><text:span text:style-name="Strong_20_Emphasis"><text:span text:style-name="T43">kl</text:span></text:span><text:span text:style-name="Strong_20_Emphasis"><text:span text:style-name="T40">ik op </text:span></text:span><text:span text:style-name="Strong_20_Emphasis"><text:span text:style-name="T125">V</text:span></text:span><text:span text:style-name="Strong_20_Emphasis"><text:span text:style-name="T126">olgende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5"/></text:span></text:p>
      <text:list xml:id="list153612386407900" text:continue-numbering="true" text:style-name="L1">
        <text:list-item>
          <text:p text:style-name="P105"><text:span text:style-name="Strong_20_Emphasis"><text:span text:style-name="T136">Installatie </text:span></text:span><text:span text:style-name="Strong_20_Emphasis"><text:span text:style-name="T137">afronden</text:span></text:span></text:p>
        </text:list-item>
      </text:list>
      <text:p text:style-name="P52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6"><draw:control text:anchor-type="as-char" draw:z-index="4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8"><draw:control text:anchor-type="as-char" draw:z-index="24" draw:name="Vorm 1" draw:style-name="gr1" draw:text-style-name="P110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40">Volg de aanwijzingen op de </text:span></text:span><text:span text:style-name="Strong_20_Emphasis"><text:span text:style-name="T31">welkomst</text:span></text:span><text:span text:style-name="Strong_20_Emphasis"><text:span text:style-name="T34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96"><draw:control text:anchor-type="as-char" draw:z-index="12" draw:name="Vorm4_1" draw:style-name="gr1" draw:text-style-name="P110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1"><text:span text:style-name="Strong_20_Emphasis"><text:span text:style-name="T49">Installeer </text:span></text:span><text:span text:style-name="Strong_20_Emphasis"><text:span text:style-name="T84">pakket kz</text:span></text:span><text:span text:style-name="Strong_20_Emphasis"><text:span text:style-name="T84"><text:note text:id="ftn7" text:note-class="footnote"><text:note-citation>1</text:note-citation><text:note-body><text:p text:style-name="P70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6">karelzimmer.nl</text:span></text:span></text:a><text:span text:style-name="Strong_20_Emphasis"><text:span text:style-name="T205">) </text:span></text:span>voor het installeren en beheren van Debian en op Debian gebaseerd systeem zoals Ubuntu.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6"><text:span text:style-name="Strong_20_Emphasis"><text:span text:style-name="T55">T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</text:span></text:span><text:span text:style-name="Strong_20_Emphasis"><text:span text:style-name="T54"><text:note text:id="ftn8" text:note-class="footnote"><text:note-citation>2</text:note-citation><text:note-body><text:p text:style-name="P25"><text:span text:style-name="T228">De </text:span><text:span text:style-name="T229">Super</text:span><text:span text:style-name="T228">-toets is de Windows-toets, Command-toets </text:span><text:span text:style-name="T230">(Apple)</text:span><text:span text:style-name="T228">, of Vergrootglas-toets </text:span><text:span text:style-name="T230">(Chromebook)</text:span><text:span text:style-name="T228">.</text:span></text:p></text:note-body></text:note></text:span></text:span><text:span text:style-name="Strong_20_Emphasis"><text:span text:style-name="T59"> </text:span></text:span><text:span text:style-name="Strong_20_Emphasis"><text:span text:style-name="T90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60">, of </text:span></text:span><text:span text:style-name="Strong_20_Emphasis"><text:span text:style-name="T56">kopieer en plak,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56"> </text:span></text:span><text:span text:style-name="Strong_20_Emphasis"><text:span text:style-name="T62">drie </text:span></text:span><text:span text:style-name="Strong_20_Emphasis"><text:span text:style-name="T56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6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6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6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60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96"><draw:control text:anchor-type="as-char" draw:z-index="5" draw:name="Vorm33" draw:style-name="gr1" draw:text-style-name="P11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4" office:value-type="string">
            <text:p text:style-name="P96"><text:span text:style-name="Strong_20_Emphasis"><text:span text:style-name="T91">T</text:span></text:span><text:span text:style-name="Strong_20_Emphasis"><text:span text:style-name="T55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 </text:span></text:span><text:span text:style-name="Strong_20_Emphasis"><text:span text:style-name="T91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9"/></text:span></text:p>
          </table:table-cell>
          <table:table-cell table:style-name="_33_._5f_Installatie_5f_afronden.C15" office:value-type="string">
            <text:p text:style-name="P59"><text:span text:style-name="Strong_20_Emphasis"><text:span text:style-name="T71">K</text:span></text:span><text:span text:style-name="Strong_20_Emphasis"><text:span text:style-name="T69">ie</text:span></text:span><text:span text:style-name="Strong_20_Emphasis"><text:span text:style-name="T70">s </text:span></text:span><text:span text:style-name="Strong_20_Emphasis"><text:span text:style-name="T132">3 -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8"><text:tab/></text:span></text:span></text:p>
      <text:p text:style-name="P53"><text:span text:style-name="Strong_20_Emphasis"><text:span text:style-name="T64"><text:tab/></text:span></text:span></text:p>
      <text:list xml:id="list153612504271818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14" draw:name="Vorm36_0" draw:style-name="gr1" draw:text-style-name="P110" svg:width="0.35cm" svg:height="0.35cm" draw:control="control15"/></text:span></text:span></text:p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22" draw:name="Vorm36_ 1" draw:style-name="gr1" draw:text-style-name="P110" svg:width="0.35cm" svg:height="0.35cm" draw:control="control23"/></text:span></text:span></text:p>
          </table:table-cell>
          <table:table-cell table:style-name="Tabel2.D1" office:value-type="string">
            <text:p text:style-name="P45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50"><text:note text:id="ftn9" text:note-class="footnote"><text:note-citation>1</text:note-citation><text:note-body><text:p text:style-name="P65"><text:span text:style-name="User_20_Entry"><text:span text:style-name="T151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323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7"><text:span text:style-name="Strong_20_Emphasis"><text:span text:style-name="T96"/></text:span></text:p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25" draw:name="Vorm36_ 4" draw:style-name="gr1" draw:text-style-name="P110" svg:width="0.35cm" svg:height="0.35cm" draw:control="control26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96"><draw:control text:anchor-type="as-char" draw:z-index="15" draw:name="Vorm36_2" draw:style-name="gr1" draw:text-style-name="P110" svg:width="0.35cm" svg:height="0.35cm" draw:control="control16"/></text:span></text:span></text:p>
          </table:table-cell>
          <table:table-cell table:style-name="Tabel2.A1" office:value-type="string">
            <text:p text:style-name="P88"><text:span text:style-name="Strong_20_Emphasis"><text:span text:style-name="T96"><draw:control text:anchor-type="as-char" draw:z-index="23" draw:name="Vorm36_ 2" draw:style-name="gr1" draw:text-style-name="P110" svg:width="0.35cm" svg:height="0.35cm" draw:control="control24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7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50"><text:span text:style-name="Strong_20_Emphasis"><text:span text:style-name="T89">T</text:span></text:span><text:span text:style-name="Strong_20_Emphasis"><text:span text:style-name="T55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4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53"> op</text:span></text:span><text:span text:style-name="Strong_20_Emphasis"><text:span text:style-name="T59"> de </text:span></text:span><text:span text:style-name="Strong_20_Emphasis"><text:span text:style-name="T66">Super</text:span></text:span><text:span text:style-name="Strong_20_Emphasis"><text:span text:style-name="T59">-toets</text:span></text:span><text:span text:style-name="Strong_20_Emphasis"><text:span text:style-name="T54"><text:note text:id="ftn10" text:note-class="footnote"><text:note-citation>2</text:note-citation><text:note-body><text:p text:style-name="P25"><text:span text:style-name="T228">De </text:span><text:span text:style-name="T229">Super</text:span><text:span text:style-name="T228">-toets is de Windows-toets, Command-toets </text:span><text:span text:style-name="T230">(Apple)</text:span><text:span text:style-name="T228">, of Vergrootglas-toets </text:span><text:span text:style-name="T230">(Chromebook)</text:span><text:span text:style-name="T228">.</text:span></text:p></text:note-body></text:note></text:span></text:span><text:span text:style-name="Strong_20_Emphasis"><text:span text:style-name="T59"> </text:span></text:span><text:span text:style-name="Strong_20_Emphasis"><text:span text:style-name="T90">als nodig) </text:span></text:span><text:span text:style-name="Strong_20_Emphasis"><text:span text:style-name="T57">e</text:span></text:span><text:span text:style-name="Strong_20_Emphasis"><text:span text:style-name="T51">n </text:span></text:span><text:span text:style-name="Strong_20_Emphasis"><text:span text:style-name="T58">k</text:span></text:span><text:span text:style-name="Strong_20_Emphasis"><text:span text:style-name="T5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6"><text:span text:style-name="Strong_20_Emphasis"><text:span text:style-name="T71">K</text:span></text:span><text:span text:style-name="Strong_20_Emphasis"><text:span text:style-name="T69">ie</text:span></text:span><text:span text:style-name="Strong_20_Emphasis"><text:span text:style-name="T70">s </text:span></text:span><text:span text:style-name="Strong_20_Emphasis"><text:span text:style-name="T132">4 - </text:span></text:span><text:span text:style-name="Strong_20_Emphasis"><text:span text:style-name="T115">Gebruiker inrichten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86">klik op </text:span></text:span><text:span text:style-name="Strong_20_Emphasis"><text:span text:style-name="T116">Verder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1"/>
      <text:p text:style-name="P6"/>
      <text:p text:style-name="P74"><text:span text:style-name="T138">E</text:span><text:span text:style-name="T139">inde c</text:span><text:span text:style-name="T140">hecklist, </text:span><text:span text:style-name="T141">d</text:span><text:span text:style-name="T140">e</text:span><text:span text:style-name="T249"> installatie van </text:span><text:span text:style-name="T249"><text:user-field-get text:name="Distro">Debian</text:user-field-get></text:span><text:span text:style-name="T253"><text:s/></text:span><text:span text:style-name="T253"><text:user-field-get text:name="Version">12</text:user-field-get></text:span><text:span text:style-name="Strong_20_Emphasis"><text:span text:style-name="T250"><text:s/></text:span></text:span><text:span text:style-name="Strong_20_Emphasis"><text:span text:style-name="T251">LTS </text:span></text:span><text:span text:style-name="Strong_20_Emphasis"><text:span text:style-name="T254"><text:user-field-get text:name="Edition">Desktop</text:user-field-get></text:span></text:span><text:span text:style-name="Strong_20_Emphasis"><text:span text:style-name="T254"><text:s/></text:span></text:span><text:span text:style-name="T249">is voltooid.</text:span></text:p>
      <text:p text:style-name="P41"/>
      <text:p text:style-name="P35"><text:span text:style-name="Emphasis"><text:span text:style-name="T33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3">CC0 1.0 Universeel</text:span></text:span></text:a><text:span text:style-name="Emphasis"><text:span text:style-name="T330">,</text:span></text:span><text:span text:style-name="Emphasis"><text:span text:style-name="T332"> </text:span></text:span><text:span text:style-name="Strong_20_Emphasis"><text:span text:style-name="T64"><text:user-field-get text:name="Releaseyear">2023</text:user-field-get></text:span></text:span><text:span text:style-name="Emphasis"><text:span text:style-name="T33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1T15:36:11.441345731">11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15:36:11.166427598</dc:date>
    <meta:keyword>Installatie</meta:keyword>
    <meta:keyword>Checklist</meta:keyword>
    <meta:keyword>Linux</meta:keyword>
    <meta:editing-cycles>6831</meta:editing-cycles>
    <meta:editing-duration>P12DT2H37M42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707" meta:character-count="4804" meta:non-whitespace-character-count="4147"/>
    <meta:user-defined meta:name="Info 1"/>
    <meta:user-defined meta:name="Info 2"/>
    <meta:user-defined meta:name="Info 3"/>
    <meta:user-defined meta:name="Info 4"/>
  </office:meta>
</office:document-meta>
</file>